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7cm" table:align="left"/>
    </style:style>
    <style:style style:name="Table1.A" style:family="table-column">
      <style:table-column-properties style:column-width="8.899cm"/>
    </style:style>
    <style:style style:name="Table1.B" style:family="table-column">
      <style:table-column-properties style:column-width="2.591cm"/>
    </style:style>
    <style:style style:name="Table1.C" style:family="table-column">
      <style:table-column-properties style:column-width="5.51cm"/>
    </style:style>
    <style:style style:name="Table1.A1" style:family="table-cell">
      <style:table-cell-properties style:vertical-align="middle" fo:padding="0.049cm" fo:border="none"/>
    </style:style>
    <style:style style:name="P1" style:family="paragraph" style:parent-style-name="Heading_20_1">
      <style:text-properties fo:font-size="14pt" style:font-size-asian="14pt" style:font-size-complex="14pt"/>
    </style:style>
    <style:style style:name="P2" style:family="paragraph" style:parent-style-name="Heading_20_2">
      <style:text-properties fo:font-size="14pt" style:font-size-asian="14pt" style:font-size-complex="14pt"/>
    </style:style>
    <style:style style:name="P3" style:family="paragraph" style:parent-style-name="Preformatted_20_Text">
      <style:paragraph-properties fo:margin-left="0cm" fo:margin-right="0cm" fo:text-indent="0cm" style:auto-text-indent="false" style:writing-mode="lr-tb"/>
    </style:style>
    <style:style style:name="P4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5" style:family="paragraph" style:parent-style-name="Preformatted_20_Text">
      <style:paragraph-properties style:writing-mode="lr-tb"/>
    </style:style>
    <style:style style:name="P6" style:family="paragraph" style:parent-style-name="Preformatted_20_Text">
      <style:paragraph-properties fo:margin-top="0cm" fo:margin-bottom="0.499cm" style:contextual-spacing="false" style:writing-mode="lr-tb"/>
    </style:style>
    <style:style style:name="P7" style:family="paragraph" style:parent-style-name="Preformatted_20_Text" style:list-style-name="L6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8" style:family="paragraph" style:parent-style-name="Text_20_body" style:list-style-name="L1"/>
    <style:style style:name="P9" style:family="paragraph" style:parent-style-name="Text_20_body" style:list-style-name="L2"/>
    <style:style style:name="P10" style:family="paragraph" style:parent-style-name="Text_20_body" style:list-style-name="L3"/>
    <style:style style:name="P11" style:family="paragraph" style:parent-style-name="Text_20_body" style:list-style-name="L4"/>
    <style:style style:name="P12" style:family="paragraph" style:parent-style-name="Text_20_body" style:list-style-name="L5"/>
    <style:style style:name="P13" style:family="paragraph" style:parent-style-name="Text_20_body" style:list-style-name="L6"/>
    <style:style style:name="P14" style:family="paragraph" style:parent-style-name="Text_20_body" style:list-style-name="L7"/>
    <style:style style:name="P15" style:family="paragraph" style:parent-style-name="Text_20_body" style:list-style-name="L8"/>
    <style:style style:name="P16" style:family="paragraph" style:parent-style-name="Text_20_body" style:list-style-name="L9"/>
    <style:style style:name="P17" style:family="paragraph" style:parent-style-name="Text_20_body">
      <style:paragraph-properties fo:margin-top="0cm" fo:margin-bottom="0cm" style:contextual-spacing="false"/>
    </style:style>
    <style:style style:name="P18" style:family="paragraph" style:parent-style-name="Text_20_body" style:list-style-name="L10"/>
    <style:style style:name="P19" style:family="paragraph" style:parent-style-name="Text_20_body" style:list-style-name="L11"/>
    <style:style style:name="P20" style:family="paragraph" style:parent-style-name="Text_20_body" style:list-style-name="L12"/>
    <style:style style:name="P21" style:family="paragraph" style:parent-style-name="Text_20_body" style:list-style-name="L13"/>
    <style:style style:name="P22" style:family="paragraph" style:parent-style-name="Text_20_body" style:list-style-name="L14"/>
    <style:style style:name="P23" style:family="paragraph" style:parent-style-name="Text_20_body" style:list-style-name="L15"/>
    <style:style style:name="P24" style:family="paragraph" style:parent-style-name="Text_20_body" style:list-style-name="L16"/>
    <style:style style:name="P25" style:family="paragraph" style:parent-style-name="Text_20_body" style:list-style-name="L17"/>
    <style:style style:name="T1" style:family="text">
      <style:text-properties officeooo:rsid="0015438c"/>
    </style:style>
    <style:style style:name="T2" style:family="text">
      <style:text-properties officeooo:rsid="00164e94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1. What is Docker?</text:h>
      <text:list text:style-name="L1">
        <text:list-item>
          <text:p text:style-name="P8">Docker is a <text:span text:style-name="Strong_20_Emphasis">platform for containerization</text:span>.</text:p>
        </text:list-item>
        <text:list-item>
          <text:p text:style-name="P8">A <text:span text:style-name="Strong_20_Emphasis">container</text:span> is like a lightweight, isolated environment that runs your app with all its dependencies.</text:p>
        </text:list-item>
        <text:list-item>
          <text:p text:style-name="P8">Unlike virtual machines, containers share the host system’s kernel → making them faster and lighter.</text:p>
        </text:list-item>
      </text:list>
      <text:h text:style-name="P1" text:outline-level="1"><text:span text:style-name="T1">2</text:span> Docker Basics – Pull, Run, Build, Push (Enhanced)</text:h>
      <text:h text:style-name="P2" text:outline-level="2">1. Docker Image Naming Conventions</text:h>
      <text:p text:style-name="Text_20_body">Docker images usually follow this pattern:</text:p>
      <text:p text:style-name="P4"><text:span text:style-name="Source_20_Text">[HOSTNAME]/[NAMESPACE]/[IMAGE_NAME]:[TAG]</text:span></text:p>
      <text:list text:style-name="L2">
        <text:list-item>
          <text:p text:style-name="P9"><text:span text:style-name="Strong_20_Emphasis">HOSTNAME</text:span> → Registry (optional, defaults to Docker Hub if omitted)</text:p>
          <text:list>
            <text:list-item>
              <text:p text:style-name="P9">Examples: <text:span text:style-name="Source_20_Text">docker.io</text:span>, <text:span text:style-name="Source_20_Text">quay.io</text:span>, <text:span text:style-name="Source_20_Text">gcr.io</text:span></text:p>
            </text:list-item>
          </text:list>
        </text:list-item>
        <text:list-item>
          <text:p text:style-name="P9"><text:span text:style-name="Strong_20_Emphasis">NAMESPACE</text:span> → User or organization (optional)</text:p>
          <text:list>
            <text:list-item>
              <text:p text:style-name="P9">Example: <text:span text:style-name="Source_20_Text">library/postgres</text:span> (official image)</text:p>
            </text:list-item>
          </text:list>
        </text:list-item>
        <text:list-item>
          <text:p text:style-name="P9"><text:span text:style-name="Strong_20_Emphasis">IMAGE_NAME</text:span> → Name of your application or service</text:p>
          <text:list>
            <text:list-item>
              <text:p text:style-name="P9">Example: <text:span text:style-name="Source_20_Text">postgres</text:span>, <text:span text:style-name="Source_20_Text">keycloak</text:span>, <text:span text:style-name="Source_20_Text">my-node-app</text:span></text:p>
            </text:list-item>
          </text:list>
        </text:list-item>
        <text:list-item>
          <text:p text:style-name="P9"><text:span text:style-name="Strong_20_Emphasis">TAG</text:span> → Version or variant of the image (defaults to <text:span text:style-name="Source_20_Text">latest</text:span>)</text:p>
          <text:list>
            <text:list-item>
              <text:p text:style-name="P9">Example: <text:span text:style-name="Source_20_Text">postgres:15</text:span>, <text:span text:style-name="Source_20_Text">keycloak:24.0.1</text:span>, <text:span text:style-name="Source_20_Text">my-node-app:1.0</text:span></text:p>
            </text:list-item>
          </text:list>
        </text:list-item>
      </text:list>
      <text:p text:style-name="Text_20_body"><text:span text:style-name="Strong_20_Emphasis">Examples:</text:span></text:p>
      <text:list text:style-name="L3">
        <text:list-item>
          <text:p text:style-name="P10"><text:span text:style-name="Source_20_Text">postgres:15</text:span> → Official Postgres image version 15 from Docker Hub</text:p>
        </text:list-item>
        <text:list-item>
          <text:p text:style-name="P10"><text:span text:style-name="Source_20_Text">quay.io/keycloak/keycloak:24.0.1</text:span> → Keycloak image hosted on Quay.io</text:p>
        </text:list-item>
      </text:list>
      <text:p text:style-name="Horizontal_20_Line"/>
      <text:h text:style-name="Heading_20_2" text:outline-level="2">2. Pull an Image (from Registry to Local Machine)</text:h>
      <text:p text:style-name="P4"><text:span text:style-name="Source_20_Text">docker pull postgres:15</text:span></text:p>
      <text:list text:style-name="L4">
        <text:list-item>
          <text:p text:style-name="P11">Pulls all image layers from the registry to <text:span text:style-name="Strong_20_Emphasis">local Docker cache</text:span>.</text:p>
        </text:list-item>
        <text:list-item>
          <text:p text:style-name="P11">No Dockerfile is created locally when pulling an image.</text:p>
        </text:list-item>
      </text:list>
      <text:p text:style-name="Horizontal_20_Line"/>
      <text:h text:style-name="Heading_20_2" text:outline-level="2">3. Run a Container from Image</text:h>
      <text:p text:style-name="P3"><text:span text:style-name="Source_20_Text">docker run -d \</text:span></text:p>
      <text:p text:style-name="P5"><text:span text:style-name="Source_20_Text"><text:s text:c="2"/>--name my-postgres \</text:span></text:p>
      <text:p text:style-name="P5"><text:span text:style-name="Source_20_Text"><text:s text:c="2"/>-e POSTGRES_PASSWORD=admin \</text:span></text:p>
      <text:p text:style-name="P5"><text:soft-page-break/><text:span text:style-name="Source_20_Text"><text:s text:c="2"/>-v postgres_data:/var/lib/postgresql/data \</text:span></text:p>
      <text:p text:style-name="P5"><text:span text:style-name="Source_20_Text"><text:s text:c="2"/>-p 5400:5432 \</text:span></text:p>
      <text:p text:style-name="P6"><text:span text:style-name="Source_20_Text"><text:s text:c="2"/>postgres:15</text:span></text:p>
      <text:list text:style-name="L5">
        <text:list-item>
          <text:p text:style-name="P12"><text:span text:style-name="Source_20_Text">-v postgres_data:/var/lib/postgresql/data</text:span> → Mounts a <text:span text:style-name="Strong_20_Emphasis">volume</text:span>.</text:p>
        </text:list-item>
      </text:list>
      <text:h text:style-name="Heading_20_3" text:outline-level="3">🔹 Where volumes are stored</text:h>
      <text:list text:style-name="L6">
        <text:list-item>
          <text:p text:style-name="P13">By default, Docker stores volumes in:</text:p>
          <text:p text:style-name="P7"><text:span text:style-name="Source_20_Text">/var/lib/docker/volumes/&lt;VOLUME_NAME&gt;/_data</text:span></text:p>
        </text:list-item>
        <text:list-item>
          <text:p text:style-name="P13">In this case:</text:p>
          <text:p text:style-name="P7"><text:span text:style-name="Source_20_Text">/var/lib/docker/volumes/postgres_data/_data</text:span></text:p>
        </text:list-item>
        <text:list-item>
          <text:p text:style-name="P13">Volumes <text:span text:style-name="Strong_20_Emphasis">persist data</text:span> outside the container, so it is safe if the container is removed.</text:p>
        </text:list-item>
      </text:list>
      <text:p text:style-name="Horizontal_20_Line"/>
      <text:h text:style-name="Heading_20_2" text:outline-level="2">4. Create Your Own Image (Dockerfile)</text:h>
      <text:h text:style-name="Heading_20_3" text:outline-level="3">Example: <text:span text:style-name="Source_20_Text">Dockerfile</text:span></text:h>
      <text:p text:style-name="P3"><text:span text:style-name="Source_20_Text">FROM node:18</text:span></text:p>
      <text:p text:style-name="P5"><text:span text:style-name="Source_20_Text">WORKDIR /app</text:span></text:p>
      <text:p text:style-name="P5"><text:span text:style-name="Source_20_Text">COPY package*.json ./</text:span></text:p>
      <text:p text:style-name="P5"><text:span text:style-name="Source_20_Text">RUN npm install</text:span></text:p>
      <text:p text:style-name="P5"><text:span text:style-name="Source_20_Text">COPY . .</text:span></text:p>
      <text:p text:style-name="P5"><text:span text:style-name="Source_20_Text">EXPOSE 3000</text:span></text:p>
      <text:p text:style-name="P6"><text:span text:style-name="Source_20_Text">CMD ["npm", "start"]</text:span></text:p>
      <text:h text:style-name="Heading_20_3" text:outline-level="3">Build your image</text:h>
      <text:p text:style-name="P4"><text:span text:style-name="Source_20_Text">docker build -t my-node-app:1.0 .</text:span></text:p>
      <text:p text:style-name="Horizontal_20_Line"/>
      <text:h text:style-name="Heading_20_2" text:outline-level="2">5. Push Image to Registry</text:h>
      <text:p text:style-name="P3"><text:span text:style-name="Source_20_Text">docker login</text:span></text:p>
      <text:p text:style-name="P5"><text:span text:style-name="Source_20_Text">docker tag my-node-app:1.0 mydockerhubuser/my-node-app:1.0</text:span></text:p>
      <text:p text:style-name="P6"><text:span text:style-name="Source_20_Text">docker push mydockerhubuser/my-node-app:1.0</text:span></text:p>
      <text:p text:style-name="Horizontal_20_Line"/>
      <text:h text:style-name="Heading_20_2" text:outline-level="2">6. Docker Flow Diagram (Text-Based)</text:h>
      <text:p text:style-name="P3"><text:span text:style-name="Source_20_Text"><text:s text:c="9"/>+------------------------------+</text:span></text:p>
      <text:p text:style-name="P5"><text:span text:style-name="Source_20_Text"><text:s text:c="9"/>| <text:s text:c="7"/>Docker Registry <text:s text:c="6"/>|</text:span></text:p>
      <text:p text:style-name="P5"><text:span text:style-name="Source_20_Text"><text:s text:c="9"/>| (Docker Hub, Quay, AWS ECR) |</text:span></text:p>
      <text:p text:style-name="P5"><text:span text:style-name="Source_20_Text"><text:s text:c="9"/>+------------------------------+</text:span></text:p>
      <text:p text:style-name="P5"><text:span text:style-name="Source_20_Text"><text:s text:c="12"/>^ <text:s text:c="9"/>| <text:s text:c="9"/>|</text:span></text:p>
      <text:p text:style-name="P5"><text:span text:style-name="Source_20_Text"><text:s text:c="3"/>docker pull <text:s text:c="2"/>docker push <text:s text:c="2"/>docker login</text:span></text:p>
      <text:p text:style-name="P5"><text:span text:style-name="Source_20_Text"><text:s text:c="12"/>| <text:s text:c="9"/>v</text:span></text:p>
      <text:p text:style-name="P5"><text:span text:style-name="Source_20_Text"><text:s text:c="9"/>+------------------------------+</text:span></text:p>
      <text:p text:style-name="P5"><text:span text:style-name="Source_20_Text"><text:s text:c="9"/>| <text:s text:c="6"/>Local Image Cache <text:s text:c="5"/>|</text:span></text:p>
      <text:p text:style-name="P5"><text:soft-page-break/><text:span text:style-name="Source_20_Text"><text:s text:c="9"/>| <text:s/>(Layers stored on system) <text:s/>|</text:span></text:p>
      <text:p text:style-name="P5"><text:span text:style-name="Source_20_Text"><text:s text:c="9"/>+------------------------------+</text:span></text:p>
      <text:p text:style-name="P5"><text:span text:style-name="Source_20_Text"><text:s text:c="21"/>|</text:span></text:p>
      <text:p text:style-name="P5"><text:span text:style-name="Source_20_Text"><text:s text:c="13"/>docker run / build</text:span></text:p>
      <text:p text:style-name="P5"><text:span text:style-name="Source_20_Text"><text:s text:c="21"/>|</text:span></text:p>
      <text:p text:style-name="P5"><text:span text:style-name="Source_20_Text"><text:s text:c="9"/>+------------------------------+</text:span></text:p>
      <text:p text:style-name="P5"><text:span text:style-name="Source_20_Text"><text:s text:c="9"/>| <text:s text:c="8"/>Container <text:s text:c="11"/>|</text:span></text:p>
      <text:p text:style-name="P5"><text:span text:style-name="Source_20_Text"><text:s text:c="9"/>| <text:s/>Running instance of image <text:s text:c="2"/>|</text:span></text:p>
      <text:p text:style-name="P5"><text:span text:style-name="Source_20_Text"><text:s text:c="9"/>| <text:s/>Has writable layer <text:s text:c="9"/>|</text:span></text:p>
      <text:p text:style-name="P5"><text:span text:style-name="Source_20_Text"><text:s text:c="9"/>| <text:s/>Uses volumes for data <text:s text:c="6"/>|</text:span></text:p>
      <text:p text:style-name="P5"><text:span text:style-name="Source_20_Text"><text:s text:c="9"/>+------------------------------+</text:span></text:p>
      <text:p text:style-name="P5"><text:span text:style-name="Source_20_Text"><text:s text:c="21"/>|</text:span></text:p>
      <text:p text:style-name="P5"><text:span text:style-name="Source_20_Text"><text:s text:c="9"/>+------------------------------+</text:span></text:p>
      <text:p text:style-name="P5"><text:span text:style-name="Source_20_Text"><text:s text:c="9"/>| <text:s text:c="8"/>Volume <text:s text:c="14"/>|</text:span></text:p>
      <text:p text:style-name="P5"><text:span text:style-name="Source_20_Text"><text:s text:c="9"/>| <text:s/>Host path: /var/lib/docker/ |</text:span></text:p>
      <text:p text:style-name="P5"><text:span text:style-name="Source_20_Text"><text:s text:c="9"/>| <text:s/>volumes/&lt;VOLUME_NAME&gt;/_data|</text:span></text:p>
      <text:p text:style-name="P6"><text:span text:style-name="Source_20_Text"><text:s text:c="9"/>+------------------------------+</text:span></text:p>
      <text:p text:style-name="Horizontal_20_Line"/>
      <text:p text:style-name="Text_20_body">✅ <text:span text:style-name="Strong_20_Emphasis">Summary</text:span></text:p>
      <text:list text:style-name="L7">
        <text:list-item>
          <text:p text:style-name="P14">Images have <text:span text:style-name="Strong_20_Emphasis">name, tag, and optional registry/namespace</text:span>.</text:p>
        </text:list-item>
        <text:list-item>
          <text:p text:style-name="P14">Volumes store <text:span text:style-name="Strong_20_Emphasis">persistent data</text:span> outside containers in <text:span text:style-name="Source_20_Text">/var/lib/docker/volumes</text:span>.</text:p>
        </text:list-item>
        <text:list-item>
          <text:p text:style-name="P14">Pull → Run → Build → Push → Volumes → Network → Compose are the core concepts.</text:p>
        </text:list-item>
      </text:list>
      <text:h text:style-name="Heading_20_2" text:outline-level="2"><text:span text:style-name="T2">7</text:span>. Volumes &amp; Paths</text:h>
      <text:h text:style-name="Heading_20_3" text:outline-level="3">Syntax</text:h>
      <text:p text:style-name="P4"><text:span text:style-name="Source_20_Text">-v &lt;volume_name&gt;:&lt;container_path&gt;</text:span></text:p>
      <text:list text:style-name="L8">
        <text:list-item>
          <text:p text:style-name="P15"><text:span text:style-name="Strong_20_Emphasis">Named Volume</text:span>: <text:span text:style-name="Source_20_Text">postgres_data:/var/lib/postgresql/data</text:span></text:p>
          <text:list>
            <text:list-item>
              <text:p text:style-name="P15">Docker stores it at: <text:span text:style-name="Source_20_Text">/var/lib/docker/volumes/postgres_data/_data</text:span></text:p>
            </text:list-item>
            <text:list-item>
              <text:p text:style-name="P15">Container sees it at <text:span text:style-name="Source_20_Text">/var/lib/postgresql/data</text:span> (required by Postgres).</text:p>
            </text:list-item>
          </text:list>
        </text:list-item>
        <text:list-item>
          <text:p text:style-name="P15"><text:span text:style-name="Strong_20_Emphasis">Bind Mount (custom host path)</text:span>: <text:span text:style-name="Source_20_Text">/home/admin/desktop/data:/var/lib/postgresql/data</text:span></text:p>
          <text:list>
            <text:list-item>
              <text:p text:style-name="P15">Container sees same path internally.</text:p>
            </text:list-item>
            <text:list-item>
              <text:p text:style-name="P15">Host directory is chosen by you.</text:p>
            </text:list-item>
          </text:list>
        </text:list-item>
      </text:list>
      <text:p text:style-name="Text_20_body"><text:span text:style-name="Strong_20_Emphasis">Key Points:</text:span></text:p>
      <text:list text:style-name="L9">
        <text:list-item>
          <text:p text:style-name="P16"><text:span text:style-name="Strong_20_Emphasis">Host path</text:span> → flexible.</text:p>
        </text:list-item>
        <text:list-item>
          <text:p text:style-name="P16"><text:span text:style-name="Strong_20_Emphasis">Container path</text:span> → usually fixed by the application.</text:p>
        </text:list-item>
        <text:list-item>
          <text:p text:style-name="P16"><text:span text:style-name="Strong_20_Emphasis">Named volumes</text:span> → Docker-managed storage, portable, safe.</text:p>
        </text:list-item>
        <text:list-item>
          <text:p text:style-name="P16"><text:span text:style-name="Strong_20_Emphasis">Bind mounts</text:span> → You control exact host folder.</text:p>
        </text:list-item>
      </text:list>
      <text:h text:style-name="Heading_20_3" text:outline-level="3">Image → Container → Volume</text:h>
      <text:p text:style-name="P3"><text:span text:style-name="Source_20_Text"><text:s/>Docker Volume (named) <text:s text:c="8"/>Container</text:span></text:p>
      <text:p text:style-name="P5"><text:soft-page-break/><text:span text:style-name="Source_20_Text">+------------------------+ <text:s text:c="3"/>+--------------------------+</text:span></text:p>
      <text:p text:style-name="P5"><text:span text:style-name="Source_20_Text">| Volume: postgres_data <text:s/>|&lt;-&gt; | /var/lib/postgresql/data |</text:span></text:p>
      <text:p text:style-name="P5"><text:span text:style-name="Source_20_Text">| Host path: /var/lib/docker/volumes/postgres_data/_data |</text:span></text:p>
      <text:p text:style-name="P6"><text:span text:style-name="Source_20_Text">+------------------------+ <text:s text:c="3"/>+--------------------------+</text:span></text:p>
      <text:p text:style-name="Standard"><text:span text:style-name="T2">Note: </text:span>Backslash <text:span text:style-name="Source_20_Text">\</text:span>: used to break commands into multiple lines for readability.</text:p>
      <text:p text:style-name="Standard"/>
      <text:h text:style-name="Heading_20_1" text:outline-level="1">Docker Run Command Structure - Complete Guide</text:h>
      <text:h text:style-name="Heading_20_2" text:outline-level="2">1. Shell Command Structure</text:h>
      <text:p text:style-name="Text_20_body">In Linux/Unix shells, a command is generally structured as:</text:p>
      <text:p text:style-name="Text_20_body">COMMAND [SUBCOMMAND] [OPTIONS/FLAGS] [ARGUMENTS]</text:p>
      <text:list text:style-name="L10">
        <text:list-item>
          <text:p text:style-name="P18"><text:span text:style-name="Source_20_Text">COMMAND</text:span> → main executable (e.g., <text:span text:style-name="Source_20_Text">docker</text:span>)</text:p>
        </text:list-item>
        <text:list-item>
          <text:p text:style-name="P18"><text:span text:style-name="Source_20_Text">SUBCOMMAND</text:span> → specific operation (e.g., <text:span text:style-name="Source_20_Text">run</text:span>, <text:span text:style-name="Source_20_Text">build</text:span>, <text:span text:style-name="Source_20_Text">push</text:span>)</text:p>
        </text:list-item>
        <text:list-item>
          <text:p text:style-name="P18"><text:span text:style-name="Source_20_Text">OPTIONS/FLAGS</text:span> → modify behavior (usually start with <text:span text:style-name="Source_20_Text">-</text:span> or <text:span text:style-name="Source_20_Text">--</text:span>)</text:p>
        </text:list-item>
        <text:list-item>
          <text:p text:style-name="P18"><text:span text:style-name="Source_20_Text">ARGUMENTS</text:span> → values provided to either the subcommand or the main command</text:p>
        </text:list-item>
      </text:list>
      <text:p text:style-name="Horizontal_20_Line"/>
      <text:h text:style-name="Heading_20_2" text:outline-level="2">2. Docker Run Syntax</text:h>
      <text:p text:style-name="Text_20_body">docker run [OPTIONS] IMAGE [COMMAND] [ARG...]</text:p>
      <text:list text:style-name="L11">
        <text:list-item>
          <text:p text:style-name="P19"><text:span text:style-name="Source_20_Text">OPTIONS</text:span> → flags like <text:span text:style-name="Source_20_Text">-d</text:span>, <text:span text:style-name="Source_20_Text">--name</text:span>, <text:span text:style-name="Source_20_Text">-e</text:span>, <text:span text:style-name="Source_20_Text">-v</text:span>, <text:span text:style-name="Source_20_Text">-p</text:span></text:p>
        </text:list-item>
        <text:list-item>
          <text:p text:style-name="P19"><text:span text:style-name="Source_20_Text">IMAGE</text:span> → Docker image to instantiate (e.g., <text:span text:style-name="Source_20_Text">postgres:15</text:span>)</text:p>
        </text:list-item>
        <text:list-item>
          <text:p text:style-name="P19"><text:span text:style-name="Source_20_Text">COMMAND [ARG...]</text:span> → optional command and arguments that override the image’s default CMD</text:p>
        </text:list-item>
      </text:list>
      <text:p text:style-name="Horizontal_20_Line"/>
      <text:h text:style-name="Heading_20_2" text:outline-level="2">3. Example Explained</text:h>
      <text:p text:style-name="P17">docker run -d \</text:p>
      <text:p text:style-name="P17">--name my-postgres \</text:p>
      <text:p text:style-name="P17">-e POSTGRES_PASSWORD=admin \</text:p>
      <text:p text:style-name="P17">-v postgres_data:/var/lib/postgresql/data \</text:p>
      <text:p text:style-name="P17">-p 5400:5432 \</text:p>
      <text:p text:style-name="P17">postgres:15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Table_20_Heading">Token</text:p>
          </table:table-cell>
          <table:table-cell table:style-name="Table1.A1" office:value-type="string">
            <text:p text:style-name="Table_20_Heading">Type</text:p>
          </table:table-cell>
          <table:table-cell table:style-name="Table1.A1" office:value-type="string">
            <text:p text:style-name="Table_20_Heading">Description</text:p>
          </table:table-cell>
        </table:table-row>
        <table:table-row>
          <table:table-cell table:style-name="Table1.A1" office:value-type="string">
            <text:p text:style-name="Table_20_Contents"><text:span text:style-name="Source_20_Text">docker</text:span></text:p>
          </table:table-cell>
          <table:table-cell table:style-name="Table1.A1" office:value-type="string">
            <text:p text:style-name="Table_20_Contents">command</text:p>
          </table:table-cell>
          <table:table-cell table:style-name="Table1.A1" office:value-type="string">
            <text:p text:style-name="Table_20_Contents">Main executable</text:p>
          </table:table-cell>
        </table:table-row>
        <table:table-row>
          <table:table-cell table:style-name="Table1.A1" office:value-type="string">
            <text:p text:style-name="Table_20_Contents"><text:span text:style-name="Source_20_Text">run</text:span></text:p>
          </table:table-cell>
          <table:table-cell table:style-name="Table1.A1" office:value-type="string">
            <text:p text:style-name="Table_20_Contents">subcommand</text:p>
          </table:table-cell>
          <table:table-cell table:style-name="Table1.A1" office:value-type="string">
            <text:p text:style-name="Table_20_Contents">Start a container</text:p>
          </table:table-cell>
        </table:table-row>
        <table:table-row>
          <table:table-cell table:style-name="Table1.A1" office:value-type="string">
            <text:p text:style-name="Table_20_Contents"><text:span text:style-name="Source_20_Text">-d</text:span></text:p>
          </table:table-cell>
          <table:table-cell table:style-name="Table1.A1" office:value-type="string">
            <text:p text:style-name="Table_20_Contents">option</text:p>
          </table:table-cell>
          <table:table-cell table:style-name="Table1.A1" office:value-type="string">
            <text:p text:style-name="Table_20_Contents">Detached mode (background)</text:p>
          </table:table-cell>
        </table:table-row>
        <text:soft-page-break/>
        <table:table-row>
          <table:table-cell table:style-name="Table1.A1" office:value-type="string">
            <text:p text:style-name="Table_20_Contents"><text:span text:style-name="Source_20_Text">--name my-postgres</text:span></text:p>
          </table:table-cell>
          <table:table-cell table:style-name="Table1.A1" office:value-type="string">
            <text:p text:style-name="Table_20_Contents">option + value</text:p>
          </table:table-cell>
          <table:table-cell table:style-name="Table1.A1" office:value-type="string">
            <text:p text:style-name="Table_20_Contents">Assigns container name</text:p>
          </table:table-cell>
        </table:table-row>
        <table:table-row>
          <table:table-cell table:style-name="Table1.A1" office:value-type="string">
            <text:p text:style-name="Table_20_Contents"><text:span text:style-name="Source_20_Text">-e POSTGRES_PASSWORD=admin</text:span></text:p>
          </table:table-cell>
          <table:table-cell table:style-name="Table1.A1" office:value-type="string">
            <text:p text:style-name="Table_20_Contents">option + value</text:p>
          </table:table-cell>
          <table:table-cell table:style-name="Table1.A1" office:value-type="string">
            <text:p text:style-name="Table_20_Contents">Set env variable inside container</text:p>
          </table:table-cell>
        </table:table-row>
        <table:table-row>
          <table:table-cell table:style-name="Table1.A1" office:value-type="string">
            <text:p text:style-name="Table_20_Contents"><text:span text:style-name="Source_20_Text">-v postgres_data:/var/lib/postgresql/data</text:span></text:p>
          </table:table-cell>
          <table:table-cell table:style-name="Table1.A1" office:value-type="string">
            <text:p text:style-name="Table_20_Contents">option + value</text:p>
          </table:table-cell>
          <table:table-cell table:style-name="Table1.A1" office:value-type="string">
            <text:p text:style-name="Table_20_Contents">Volume mount for persistent storage</text:p>
          </table:table-cell>
        </table:table-row>
        <table:table-row>
          <table:table-cell table:style-name="Table1.A1" office:value-type="string">
            <text:p text:style-name="Table_20_Contents"><text:span text:style-name="Source_20_Text">-p 5400:5432</text:span></text:p>
          </table:table-cell>
          <table:table-cell table:style-name="Table1.A1" office:value-type="string">
            <text:p text:style-name="Table_20_Contents">option + value</text:p>
          </table:table-cell>
          <table:table-cell table:style-name="Table1.A1" office:value-type="string">
            <text:p text:style-name="Table_20_Contents">Host port mapping</text:p>
          </table:table-cell>
        </table:table-row>
        <table:table-row>
          <table:table-cell table:style-name="Table1.A1" office:value-type="string">
            <text:p text:style-name="Table_20_Contents"><text:span text:style-name="Source_20_Text">postgres:15</text:span></text:p>
          </table:table-cell>
          <table:table-cell table:style-name="Table1.A1" office:value-type="string">
            <text:p text:style-name="Table_20_Contents">argument</text:p>
          </table:table-cell>
          <table:table-cell table:style-name="Table1.A1" office:value-type="string">
            <text:p text:style-name="Table_20_Contents">Docker image to use</text:p>
          </table:table-cell>
        </table:table-row>
      </table:table>
      <text:p text:style-name="Text_20_body"><text:span text:style-name="Strong_20_Emphasis">Notes:</text:span></text:p>
      <text:list text:style-name="L12">
        <text:list-item>
          <text:p text:style-name="P20"><text:span text:style-name="Source_20_Text">\</text:span> → line continuation character, allows splitting long commands into multiple lines.</text:p>
        </text:list-item>
        <text:list-item>
          <text:p text:style-name="P20">Options must appear <text:span text:style-name="Strong_20_Emphasis">before</text:span> the image. Anything after the image is treated as the <text:span text:style-name="Strong_20_Emphasis">command inside the container</text:span>.</text:p>
        </text:list-item>
      </text:list>
      <text:p text:style-name="Horizontal_20_Line"/>
      <text:h text:style-name="Heading_20_2" text:outline-level="2">4. Subcommands and Values</text:h>
      <text:list text:style-name="L13">
        <text:list-item>
          <text:p text:style-name="P21">Subcommands can take values. Example:</text:p>
        </text:list-item>
      </text:list>
      <text:p text:style-name="Text_20_body">docker run -e POSTGRES_PASSWORD=admin postgres:15 postgres -c 'max_connections=200'</text:p>
      <text:list text:style-name="L14">
        <text:list-item>
          <text:p text:style-name="P22">Here, <text:span text:style-name="Source_20_Text">postgres:15</text:span> is the image (first positional argument), and <text:span text:style-name="Source_20_Text">postgres -c 'max_connections=200'</text:span> is the command with flags inside the container.</text:p>
        </text:list-item>
        <text:list-item>
          <text:p text:style-name="P22">Docker <text:span text:style-name="Strong_20_Emphasis">does not parse command flags</text:span>; it simply passes them to the container.</text:p>
        </text:list-item>
      </text:list>
      <text:p text:style-name="Horizontal_20_Line"/>
      <text:h text:style-name="Heading_20_2" text:outline-level="2">5. Why Flag Order Matters</text:h>
      <text:list text:style-name="L15">
        <text:list-item>
          <text:p text:style-name="P23">Docker options <text:span text:style-name="Strong_20_Emphasis">must come before the image</text:span>.</text:p>
        </text:list-item>
        <text:list-item>
          <text:p text:style-name="P23">Everything <text:span text:style-name="Strong_20_Emphasis">after the image</text:span> is treated as the container’s command.</text:p>
        </text:list-item>
        <text:list-item>
          <text:p text:style-name="P23">Example of wrong order:</text:p>
        </text:list-item>
      </text:list>
      <text:p text:style-name="Text_20_body">docker run postgres:15 -d --name my-postgres</text:p>
      <text:list text:style-name="L16">
        <text:list-item>
          <text:p text:style-name="P24">Here, <text:span text:style-name="Source_20_Text">-d</text:span> and <text:span text:style-name="Source_20_Text">--name</text:span> are interpreted as part of the container command, not Docker options → may cause errors.</text:p>
        </text:list-item>
      </text:list>
      <text:p text:style-name="Horizontal_20_Line"/>
      <text:h text:style-name="Heading_20_2" text:outline-level="2">6. Diagram: Docker Run Anatomy</text:h>
      <text:p text:style-name="P17">docker run [OPTIONS/FLAGS] IMAGE [COMMAND + ARGS]</text:p>
      <text:p text:style-name="P17"/>
      <text:p text:style-name="P17">Example:</text:p>
      <text:p text:style-name="P17">docker run -d --name my-postgres -e POSTGRES_PASSWORD=admin postgres:15 postgres -c 'max_connections=200'</text:p>
      <text:p text:style-name="P17"/>
      <text:p text:style-name="P17"><text:soft-page-break/>Docker options: -d, --name my-postgres, -e POSTGRES_PASSWORD=admin</text:p>
      <text:p text:style-name="P17">Image: postgres:15</text:p>
      <text:p text:style-name="P17">Command inside container: postgres -c 'max_connections=200'</text:p>
      <text:p text:style-name="Horizontal_20_Line"/>
      <text:h text:style-name="Heading_20_2" text:outline-level="2">7. Key Takeaways</text:h>
      <text:list text:style-name="L17">
        <text:list-item>
          <text:p text:style-name="P25">Docker (and most CLI tools) are <text:span text:style-name="Strong_20_Emphasis">order-sensitive</text:span>.</text:p>
        </text:list-item>
        <text:list-item>
          <text:p text:style-name="P25">Options/flags configure Docker/container behavior and must come <text:span text:style-name="Strong_20_Emphasis">before the image</text:span>.</text:p>
        </text:list-item>
        <text:list-item>
          <text:p text:style-name="P25">The first token that is not a flag is considered the <text:span text:style-name="Strong_20_Emphasis">image</text:span>.</text:p>
        </text:list-item>
        <text:list-item>
          <text:p text:style-name="P25">Anything after the image is the <text:span text:style-name="Strong_20_Emphasis">command and arguments</text:span> passed to the container.</text:p>
        </text:list-item>
        <text:list-item>
          <text:p text:style-name="P25">Command flags are <text:span text:style-name="Strong_20_Emphasis">different from Docker flags</text:span>; they affect the process inside the container.</text:p>
        </text:list-item>
      </text:list>
      <text:p text:style-name="Horizontal_20_Line"/>
      <text:p text:style-name="Text_20_body">This document summarizes <text:span text:style-name="Strong_20_Emphasis">how the shell parses docker run commands, subcommands, flags, values, and container commands</text:span>.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28T10:47:06.085809901</meta:creation-date>
    <dc:date>2025-09-28T15:10:08.911920251</dc:date>
    <meta:editing-duration>PT3H25M27S</meta:editing-duration>
    <meta:editing-cycles>1</meta:editing-cycles>
    <meta:document-statistic meta:table-count="1" meta:image-count="0" meta:object-count="0" meta:page-count="6" meta:paragraph-count="179" meta:word-count="994" meta:character-count="7117" meta:non-whitespace-character-count="5957"/>
    <meta:generator>LibreOffice/24.2.7.2$Linux_X86_64 LibreOffice_project/420$Build-2</meta:generator>
  </office:meta>
</office:document-meta>
</file>